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language="en" fo:country="US" officeooo:rsid="00175e16" officeooo:paragraph-rsid="00175e16"/>
    </style:style>
    <style:style style:name="P2" style:family="paragraph" style:parent-style-name="Standard">
      <style:paragraph-properties fo:text-align="justify" style:justify-single-word="false"/>
      <style:text-properties style:font-name="Times New Roman1" fo:language="en" fo:country="US" officeooo:rsid="00175e16" officeooo:paragraph-rsid="0024a225"/>
    </style:style>
    <style:style style:name="P3" style:family="paragraph" style:parent-style-name="Standard">
      <style:paragraph-properties fo:text-align="justify" style:justify-single-word="false"/>
      <style:text-properties style:font-name="Times New Roman1" fo:language="en" fo:country="US" officeooo:rsid="00175e16" officeooo:paragraph-rsid="0025a9af"/>
    </style:style>
    <style:style style:name="P4" style:family="paragraph" style:parent-style-name="Standard">
      <style:paragraph-properties fo:text-align="justify" style:justify-single-word="false"/>
      <style:text-properties style:font-name="Times New Roman1" fo:language="en" fo:country="US" officeooo:rsid="00175e16" officeooo:paragraph-rsid="0028c944"/>
    </style:style>
    <style:style style:name="P5" style:family="paragraph" style:parent-style-name="Standard">
      <style:paragraph-properties fo:text-align="justify" style:justify-single-word="false"/>
      <style:text-properties style:font-name="Times New Roman1" fo:language="en" fo:country="US" officeooo:rsid="00175e16" officeooo:paragraph-rsid="002b7175"/>
    </style:style>
    <style:style style:name="P6" style:family="paragraph" style:parent-style-name="Standard">
      <style:paragraph-properties fo:text-align="justify" style:justify-single-word="false"/>
      <style:text-properties style:font-name="Times New Roman1" fo:language="en" fo:country="US" officeooo:rsid="00175e16" officeooo:paragraph-rsid="002efd77"/>
    </style:style>
    <style:style style:name="P7" style:family="paragraph" style:parent-style-name="Standard">
      <style:paragraph-properties fo:text-align="justify" style:justify-single-word="false"/>
      <style:text-properties style:font-name="Times New Roman1" fo:language="en" fo:country="US" officeooo:rsid="00175e16" officeooo:paragraph-rsid="00508301"/>
    </style:style>
    <style:style style:name="P8" style:family="paragraph" style:parent-style-name="Standard">
      <style:paragraph-properties fo:text-align="justify" style:justify-single-word="false"/>
      <style:text-properties style:font-name="Times New Roman1" fo:language="en" fo:country="US" officeooo:rsid="0059d519" officeooo:paragraph-rsid="0059d519"/>
    </style:style>
    <style:style style:name="P9" style:family="paragraph" style:parent-style-name="Standard">
      <style:paragraph-properties fo:text-align="justify" style:justify-single-word="false"/>
      <style:text-properties style:font-name="Times New Roman1" fo:language="en" fo:country="US" officeooo:rsid="0060806f" officeooo:paragraph-rsid="0060806f" fo:background-color="#ffff00"/>
    </style:style>
    <style:style style:name="P10" style:family="paragraph" style:parent-style-name="Standard">
      <style:paragraph-properties fo:text-align="justify" style:justify-single-word="false"/>
      <style:text-properties style:font-name="Times New Roman1" fo:language="en" fo:country="US" officeooo:rsid="00175e16" officeooo:paragraph-rsid="00175e16" fo:background-color="#ffff00"/>
    </style:style>
    <style:style style:name="P11" style:family="paragraph" style:parent-style-name="Standard">
      <style:paragraph-properties fo:text-align="justify" style:justify-single-word="false"/>
      <style:text-properties style:font-name="Times New Roman1" fo:language="en" fo:country="US" officeooo:rsid="00175e16" officeooo:paragraph-rsid="001d4a9e" fo:background-color="#ffff00"/>
    </style:style>
    <style:style style:name="P12" style:family="paragraph" style:parent-style-name="Standard">
      <style:paragraph-properties fo:text-align="justify" style:justify-single-word="false"/>
      <style:text-properties style:font-name="Times New Roman1" fo:language="en" fo:country="US" officeooo:rsid="00175e16" officeooo:paragraph-rsid="0028c944" fo:background-color="#ffff00"/>
    </style:style>
    <style:style style:name="P13" style:family="paragraph" style:parent-style-name="Standard">
      <style:paragraph-properties fo:text-align="justify" style:justify-single-word="false"/>
      <style:text-properties style:font-name="Times New Roman1" fo:language="en" fo:country="US" officeooo:rsid="00175e16" officeooo:paragraph-rsid="002efd77" fo:background-color="#ffff00"/>
    </style:style>
    <style:style style:name="P14" style:family="paragraph" style:parent-style-name="Standard">
      <style:paragraph-properties fo:text-align="justify" style:justify-single-word="false"/>
      <style:text-properties style:font-name="Times New Roman1" fo:language="en" fo:country="US" officeooo:rsid="00704abc" officeooo:paragraph-rsid="00704abc" fo:background-color="#ffff00"/>
    </style:style>
    <style:style style:name="P15" style:family="paragraph" style:parent-style-name="Standard">
      <style:paragraph-properties fo:text-align="justify" style:justify-single-word="false"/>
      <style:text-properties style:font-name="Times New Roman1" fo:language="en" fo:country="US" officeooo:rsid="007804e8" officeooo:paragraph-rsid="007804e8" fo:background-color="#ffff00"/>
    </style:style>
    <style:style style:name="P16" style:family="paragraph" style:parent-style-name="Standard">
      <style:paragraph-properties fo:text-align="justify" style:justify-single-word="false"/>
      <style:text-properties style:font-name="Times New Roman1" fo:language="en" fo:country="US" officeooo:rsid="007a7d66" officeooo:paragraph-rsid="007a7d66" fo:background-color="#ffff00"/>
    </style:style>
    <style:style style:name="P17" style:family="paragraph" style:parent-style-name="Standard">
      <style:paragraph-properties fo:text-align="justify" style:justify-single-word="false"/>
      <style:text-properties style:font-name="Times New Roman1" fo:language="en" fo:country="US" officeooo:rsid="007b61cf" officeooo:paragraph-rsid="007b61cf" fo:background-color="#ffff00"/>
    </style:style>
    <style:style style:name="P18" style:family="paragraph" style:parent-style-name="Standard">
      <style:paragraph-properties fo:text-align="justify" style:justify-single-word="false"/>
      <style:text-properties style:font-name="Times New Roman1" fo:language="en" fo:country="US" officeooo:rsid="007cc6c7" officeooo:paragraph-rsid="007cc6c7" fo:background-color="#ffff00"/>
    </style:style>
    <style:style style:name="P19" style:family="paragraph" style:parent-style-name="Standard">
      <style:paragraph-properties fo:text-align="justify" style:justify-single-word="false"/>
      <style:text-properties style:font-name="Times New Roman1" fo:language="en" fo:country="US" officeooo:rsid="007e8fa9" officeooo:paragraph-rsid="007e8fa9" fo:background-color="#ffff00"/>
    </style:style>
    <style:style style:name="P20" style:family="paragraph" style:parent-style-name="Standard">
      <style:paragraph-properties fo:text-align="justify" style:justify-single-word="false"/>
      <style:text-properties style:font-name="Times New Roman1" fo:language="en" fo:country="US" officeooo:rsid="007f7508" officeooo:paragraph-rsid="007f7508" fo:background-color="#ffff00"/>
    </style:style>
    <style:style style:name="P21" style:family="paragraph" style:parent-style-name="Standard">
      <style:paragraph-properties fo:text-align="justify" style:justify-single-word="false"/>
      <style:text-properties style:font-name="Times New Roman1" fo:language="en" fo:country="US" officeooo:rsid="0080bec2" officeooo:paragraph-rsid="0080bec2" fo:background-color="#ffff00"/>
    </style:style>
    <style:style style:name="P22" style:family="paragraph" style:parent-style-name="Standard">
      <style:paragraph-properties fo:text-align="justify" style:justify-single-word="false"/>
      <style:text-properties style:font-name="Times New Roman1" fo:language="en" fo:country="US" officeooo:rsid="00811fb1" officeooo:paragraph-rsid="0082b76f" fo:background-color="#ffff00"/>
    </style:style>
    <style:style style:name="P23" style:family="paragraph" style:parent-style-name="Standard">
      <style:paragraph-properties fo:text-align="justify" style:justify-single-word="false"/>
      <style:text-properties style:font-name="Times New Roman1" fo:language="en" fo:country="US" officeooo:rsid="0082b76f" officeooo:paragraph-rsid="0082b76f" fo:background-color="#ffff00"/>
    </style:style>
    <style:style style:name="P24" style:family="paragraph" style:parent-style-name="Standard">
      <style:paragraph-properties fo:text-align="justify" style:justify-single-word="false"/>
      <style:text-properties style:font-name="Times New Roman1" fo:language="en" fo:country="US" officeooo:rsid="008b0989" officeooo:paragraph-rsid="008b0989" fo:background-color="#ffff00"/>
    </style:style>
    <style:style style:name="P25" style:family="paragraph" style:parent-style-name="Standard">
      <style:paragraph-properties fo:text-align="justify" style:justify-single-word="false"/>
      <style:text-properties style:font-name="Times New Roman1" fo:language="en" fo:country="US" officeooo:rsid="008ca53f" officeooo:paragraph-rsid="008ca53f" fo:background-color="#ffff00"/>
    </style:style>
    <style:style style:name="P26" style:family="paragraph" style:parent-style-name="Standard">
      <style:paragraph-properties fo:text-align="justify" style:justify-single-word="false"/>
      <style:text-properties style:font-name="Times New Roman1" fo:language="en" fo:country="US" officeooo:rsid="008d9917" officeooo:paragraph-rsid="008d9917" fo:background-color="#ffff00"/>
    </style:style>
    <style:style style:name="P27" style:family="paragraph" style:parent-style-name="Standard">
      <style:paragraph-properties fo:text-align="justify" style:justify-single-word="false"/>
      <style:text-properties style:font-name="Times New Roman1" fo:language="en" fo:country="US" officeooo:rsid="008f76bf" officeooo:paragraph-rsid="008f76bf" fo:background-color="#ffff00"/>
    </style:style>
    <style:style style:name="P28" style:family="paragraph" style:parent-style-name="Standard">
      <style:paragraph-properties fo:text-align="justify" style:justify-single-word="false"/>
      <style:text-properties style:font-name="Times New Roman1" fo:language="en" fo:country="US" officeooo:rsid="00631a55" officeooo:paragraph-rsid="00631a55"/>
    </style:style>
    <style:style style:name="P29" style:family="paragraph" style:parent-style-name="Standard">
      <style:paragraph-properties fo:text-align="justify" style:justify-single-word="false"/>
      <style:text-properties style:font-name="Times New Roman1" fo:language="en" fo:country="US" officeooo:rsid="00635a85" officeooo:paragraph-rsid="00635a85"/>
    </style:style>
    <style:style style:name="P30" style:family="paragraph" style:parent-style-name="Standard">
      <style:paragraph-properties fo:text-align="justify" style:justify-single-word="false"/>
      <style:text-properties style:font-name="Times New Roman1" fo:language="en" fo:country="US" officeooo:rsid="0082b76f" officeooo:paragraph-rsid="0082b76f"/>
    </style:style>
    <style:style style:name="P31" style:family="paragraph" style:parent-style-name="Standard">
      <style:paragraph-properties fo:text-align="justify" style:justify-single-word="false"/>
      <style:text-properties style:font-name="Times New Roman1" fo:language="en" fo:country="US" officeooo:rsid="008ca53f" officeooo:paragraph-rsid="008ca53f"/>
    </style:style>
    <style:style style:name="P32" style:family="paragraph" style:parent-style-name="Standard">
      <style:paragraph-properties fo:text-align="justify" style:justify-single-word="false"/>
      <style:text-properties officeooo:paragraph-rsid="002195d6"/>
    </style:style>
    <style:style style:name="P33" style:family="paragraph" style:parent-style-name="Standard">
      <style:paragraph-properties fo:text-align="justify" style:justify-single-word="false"/>
      <style:text-properties officeooo:paragraph-rsid="00230759"/>
    </style:style>
    <style:style style:name="P34" style:family="paragraph" style:parent-style-name="Standard">
      <style:paragraph-properties fo:text-align="justify" style:justify-single-word="false"/>
      <style:text-properties officeooo:paragraph-rsid="00274bba"/>
    </style:style>
    <style:style style:name="P35" style:family="paragraph" style:parent-style-name="Standard">
      <style:paragraph-properties fo:text-align="justify" style:justify-single-word="false"/>
      <style:text-properties officeooo:paragraph-rsid="00287196"/>
    </style:style>
    <style:style style:name="P36" style:family="paragraph" style:parent-style-name="Standard">
      <style:paragraph-properties fo:text-align="justify" style:justify-single-word="false"/>
      <style:text-properties officeooo:paragraph-rsid="0028c944"/>
    </style:style>
    <style:style style:name="P37" style:family="paragraph" style:parent-style-name="Standard">
      <style:paragraph-properties fo:text-align="justify" style:justify-single-word="false"/>
      <style:text-properties officeooo:paragraph-rsid="002efd77"/>
    </style:style>
    <style:style style:name="P38" style:family="paragraph" style:parent-style-name="Standard">
      <style:paragraph-properties fo:text-align="justify" style:justify-single-word="false"/>
      <style:text-properties fo:color="#0066cc" style:font-name="Times New Roman1" fo:language="en" fo:country="US" officeooo:rsid="00508301" officeooo:paragraph-rsid="00508301"/>
    </style:style>
    <style:style style:name="P39" style:family="paragraph" style:parent-style-name="Standard">
      <style:paragraph-properties fo:text-align="justify" style:justify-single-word="false"/>
      <style:text-properties fo:color="#0066cc" style:font-name="Times New Roman1" fo:language="en" fo:country="US" officeooo:rsid="0052a064" officeooo:paragraph-rsid="0052a064"/>
    </style:style>
    <style:style style:name="P40" style:family="paragraph" style:parent-style-name="Standard">
      <style:paragraph-properties fo:text-align="justify" style:justify-single-word="false"/>
      <style:text-properties fo:color="#0066cc" style:font-name="Times New Roman1" fo:language="en" fo:country="US" officeooo:rsid="0053a32f" officeooo:paragraph-rsid="0053a32f"/>
    </style:style>
    <style:style style:name="P41" style:family="paragraph" style:parent-style-name="Standard">
      <style:paragraph-properties fo:text-align="justify" style:justify-single-word="false"/>
      <style:text-properties fo:color="#0066cc" style:font-name="Times New Roman1" fo:language="en" fo:country="US" officeooo:rsid="0055087a" officeooo:paragraph-rsid="0055087a"/>
    </style:style>
    <style:style style:name="P42" style:family="paragraph" style:parent-style-name="Standard">
      <style:paragraph-properties fo:text-align="justify" style:justify-single-word="false"/>
      <style:text-properties fo:color="#0066cc" style:font-name="Times New Roman1" fo:language="en" fo:country="US" officeooo:rsid="0056c540" officeooo:paragraph-rsid="0056c540"/>
    </style:style>
    <style:style style:name="P43" style:family="paragraph" style:parent-style-name="Standard">
      <style:paragraph-properties fo:text-align="justify" style:justify-single-word="false"/>
      <style:text-properties fo:color="#0066cc" style:font-name="Times New Roman1" fo:language="en" fo:country="US" officeooo:rsid="0057c9bf" officeooo:paragraph-rsid="0057c9bf"/>
    </style:style>
    <style:style style:name="P44" style:family="paragraph" style:parent-style-name="Standard">
      <style:paragraph-properties fo:text-align="justify" style:justify-single-word="false"/>
      <style:text-properties fo:color="#0066cc" style:font-name="Times New Roman1" fo:language="en" fo:country="US" officeooo:rsid="0059d519" officeooo:paragraph-rsid="0059d519"/>
    </style:style>
    <style:style style:name="P45" style:family="paragraph" style:parent-style-name="Standard">
      <style:paragraph-properties fo:text-align="justify" style:justify-single-word="false"/>
      <style:text-properties fo:color="#0066cc" style:font-name="Times New Roman1" fo:language="en" fo:country="US" officeooo:rsid="0063af3b" officeooo:paragraph-rsid="0063af3b"/>
    </style:style>
    <style:style style:name="P46" style:family="paragraph" style:parent-style-name="Standard">
      <style:paragraph-properties fo:text-align="justify" style:justify-single-word="false"/>
      <style:text-properties fo:color="#0066cc" style:font-name="Times New Roman1" fo:language="en" fo:country="US" officeooo:rsid="00635a85" officeooo:paragraph-rsid="0068a7fd"/>
    </style:style>
    <style:style style:name="P47" style:family="paragraph" style:parent-style-name="Standard">
      <style:paragraph-properties fo:text-align="justify" style:justify-single-word="false"/>
      <style:text-properties officeooo:rsid="0071445e" officeooo:paragraph-rsid="0071445e" fo:background-color="#ffff00"/>
    </style:style>
    <style:style style:name="P48" style:family="paragraph" style:parent-style-name="Standard">
      <style:paragraph-properties fo:text-align="justify" style:justify-single-word="false"/>
      <style:text-properties officeooo:rsid="0075e073" officeooo:paragraph-rsid="0075e073" fo:background-color="#ffff00"/>
    </style:style>
    <style:style style:name="P49" style:family="paragraph" style:parent-style-name="Standard">
      <style:paragraph-properties fo:text-align="justify" style:justify-single-word="false"/>
      <style:text-properties officeooo:rsid="00778fdb" officeooo:paragraph-rsid="00778fdb" fo:background-color="#ffff00"/>
    </style:style>
    <style:style style:name="P50" style:family="paragraph" style:parent-style-name="Standard">
      <style:paragraph-properties fo:text-align="justify" style:justify-single-word="false"/>
      <style:text-properties officeooo:rsid="007a7d66" officeooo:paragraph-rsid="007a7d66" fo:background-color="#ffff00"/>
    </style:style>
    <style:style style:name="P51" style:family="paragraph" style:parent-style-name="Standard">
      <style:paragraph-properties fo:text-align="justify" style:justify-single-word="false"/>
      <style:text-properties officeooo:rsid="007b5a4c" officeooo:paragraph-rsid="007b5a4c" fo:background-color="#ffff00"/>
    </style:style>
    <style:style style:name="P52" style:family="paragraph" style:parent-style-name="Standard">
      <style:paragraph-properties fo:text-align="justify" style:justify-single-word="false"/>
      <style:text-properties officeooo:rsid="007b97ed" officeooo:paragraph-rsid="007b97ed" fo:background-color="#ffff00"/>
    </style:style>
    <style:style style:name="P53" style:family="paragraph" style:parent-style-name="Standard">
      <style:paragraph-properties fo:text-align="justify" style:justify-single-word="false"/>
      <style:text-properties officeooo:rsid="007fe605" officeooo:paragraph-rsid="007fe605" fo:background-color="#ffff00"/>
    </style:style>
    <style:style style:name="P54" style:family="paragraph" style:parent-style-name="Standard">
      <style:paragraph-properties fo:text-align="justify" style:justify-single-word="false"/>
      <style:text-properties officeooo:rsid="00885699" officeooo:paragraph-rsid="0088a150" fo:background-color="#ffff00"/>
    </style:style>
    <style:style style:name="P55" style:family="paragraph" style:parent-style-name="Standard">
      <style:paragraph-properties fo:text-align="justify" style:justify-single-word="false"/>
      <style:text-properties officeooo:rsid="0088a150" officeooo:paragraph-rsid="0088a150" fo:background-color="#ffff00"/>
    </style:style>
    <style:style style:name="P56" style:family="paragraph" style:parent-style-name="Standard">
      <style:paragraph-properties fo:text-align="justify" style:justify-single-word="false"/>
      <style:text-properties officeooo:rsid="008b0989" officeooo:paragraph-rsid="008b0989" fo:background-color="#ffff00"/>
    </style:style>
    <style:style style:name="P57" style:family="paragraph" style:parent-style-name="Standard">
      <style:paragraph-properties fo:text-align="justify" style:justify-single-word="false"/>
      <style:text-properties officeooo:rsid="008ca53f" officeooo:paragraph-rsid="008ca53f" fo:background-color="#ffff00"/>
    </style:style>
    <style:style style:name="P58" style:family="paragraph" style:parent-style-name="Standard">
      <style:paragraph-properties fo:text-align="justify" style:justify-single-word="false"/>
      <style:text-properties officeooo:rsid="0071445e" officeooo:paragraph-rsid="0071445e"/>
    </style:style>
    <style:style style:name="P59" style:family="paragraph" style:parent-style-name="Standard">
      <style:paragraph-properties fo:text-align="justify" style:justify-single-word="false"/>
      <style:text-properties officeooo:rsid="007f7508" officeooo:paragraph-rsid="007f7508"/>
    </style:style>
    <style:style style:name="P60" style:family="paragraph" style:parent-style-name="Standard">
      <style:paragraph-properties fo:text-align="justify" style:justify-single-word="false"/>
      <style:text-properties officeooo:rsid="007fe605" officeooo:paragraph-rsid="007fe605"/>
    </style:style>
    <style:style style:name="P61" style:family="paragraph" style:parent-style-name="Standard">
      <style:paragraph-properties fo:text-align="justify" style:justify-single-word="false"/>
      <style:text-properties officeooo:rsid="008ca53f" officeooo:paragraph-rsid="008ca53f"/>
    </style:style>
    <style:style style:name="P62" style:family="paragraph" style:parent-style-name="Text_20_body">
      <style:text-properties fo:color="#0066cc" officeooo:rsid="006a56f3" officeooo:paragraph-rsid="006a56f3"/>
    </style:style>
    <style:style style:name="P63" style:family="paragraph" style:parent-style-name="Standard" style:list-style-name="L9">
      <style:paragraph-properties fo:text-align="justify" style:justify-single-word="false"/>
      <style:text-properties style:font-name="Times New Roman1" fo:language="en" fo:country="US" officeooo:rsid="00175e16" officeooo:paragraph-rsid="001b9182" fo:background-color="#ffff00"/>
    </style:style>
    <style:style style:name="P64" style:family="paragraph" style:parent-style-name="Standard">
      <style:paragraph-properties fo:text-align="justify" style:justify-single-word="false"/>
      <style:text-properties style:font-name="Times New Roman1" fo:language="en" fo:country="US" officeooo:rsid="00175e16" officeooo:paragraph-rsid="00230759"/>
    </style:style>
    <style:style style:name="P65" style:family="paragraph" style:parent-style-name="Standard" style:list-style-name="L10">
      <style:paragraph-properties fo:text-align="justify" style:justify-single-word="false"/>
      <style:text-properties style:font-name="Times New Roman1" fo:language="en" fo:country="US" officeooo:rsid="00175e16" officeooo:paragraph-rsid="0024a225"/>
    </style:style>
    <style:style style:name="P66" style:family="paragraph" style:parent-style-name="Standard" style:list-style-name="L10">
      <style:paragraph-properties fo:text-align="justify" style:justify-single-word="false"/>
      <style:text-properties style:font-name="Times New Roman1" fo:language="en" fo:country="US" officeooo:rsid="00175e16" officeooo:paragraph-rsid="0025a9af"/>
    </style:style>
    <style:style style:name="P67" style:family="paragraph" style:parent-style-name="Standard" style:list-style-name="L10">
      <style:paragraph-properties fo:text-align="justify" style:justify-single-word="false"/>
      <style:text-properties style:font-name="Times New Roman1" fo:language="en" fo:country="US" officeooo:rsid="00175e16" officeooo:paragraph-rsid="0028c944"/>
    </style:style>
    <style:style style:name="P68" style:family="paragraph" style:parent-style-name="Standard">
      <style:paragraph-properties fo:text-align="justify" style:justify-single-word="false"/>
      <style:text-properties style:font-name="Times New Roman1" fo:language="en" fo:country="US" officeooo:rsid="00175e16" officeooo:paragraph-rsid="00274bba"/>
    </style:style>
    <style:style style:name="P69" style:family="paragraph" style:parent-style-name="Standard">
      <style:paragraph-properties fo:text-align="justify" style:justify-single-word="false"/>
      <style:text-properties style:font-name="Times New Roman1" fo:language="en" fo:country="US" officeooo:rsid="00175e16" officeooo:paragraph-rsid="00287196"/>
    </style:style>
    <style:style style:name="P70" style:family="paragraph" style:parent-style-name="Standard" style:list-style-name="L11">
      <style:paragraph-properties fo:text-align="justify" style:justify-single-word="false"/>
      <style:text-properties style:font-name="Times New Roman1" fo:language="en" fo:country="US" officeooo:rsid="00175e16" officeooo:paragraph-rsid="002b7175"/>
    </style:style>
    <style:style style:name="P71" style:family="paragraph" style:parent-style-name="Standard" style:list-style-name="L12">
      <style:paragraph-properties fo:text-align="justify" style:justify-single-word="false"/>
      <style:text-properties style:font-name="Times New Roman1" fo:language="en" fo:country="US" officeooo:rsid="00175e16" officeooo:paragraph-rsid="002efd77"/>
    </style:style>
    <style:style style:name="P72" style:family="paragraph" style:parent-style-name="Standard" style:list-style-name="L13">
      <style:paragraph-properties fo:text-align="justify" style:justify-single-word="false"/>
      <style:text-properties style:font-name="Times New Roman1" fo:language="en" fo:country="US" officeooo:rsid="00175e16" officeooo:paragraph-rsid="002efd77"/>
    </style:style>
    <style:style style:name="P73" style:family="paragraph" style:parent-style-name="Standard" style:list-style-name="L13">
      <style:paragraph-properties fo:text-align="justify" style:justify-single-word="false"/>
      <style:text-properties style:font-name="Times New Roman1" fo:language="en" fo:country="US" officeooo:rsid="00175e16" officeooo:paragraph-rsid="002ff670"/>
    </style:style>
    <style:style style:name="P74" style:family="paragraph" style:parent-style-name="Standard" style:list-style-name="L13">
      <style:paragraph-properties fo:text-align="justify" style:justify-single-word="false"/>
      <style:text-properties style:font-name="Times New Roman1" fo:language="en" fo:country="US" officeooo:rsid="00175e16" officeooo:paragraph-rsid="0031601b"/>
    </style:style>
    <style:style style:name="P75" style:family="paragraph" style:parent-style-name="Standard">
      <style:paragraph-properties fo:text-align="justify" style:justify-single-word="false"/>
      <style:text-properties style:font-name="Times New Roman1" fo:language="en" fo:country="US" officeooo:rsid="007fe605" officeooo:paragraph-rsid="007fe605"/>
    </style:style>
    <style:style style:name="P76" style:family="paragraph" style:parent-style-name="Standard" style:list-style-name="L9">
      <style:paragraph-properties fo:text-align="justify" style:justify-single-word="false"/>
      <style:text-properties officeooo:paragraph-rsid="001b9182" fo:background-color="#ffff00"/>
    </style:style>
    <style:style style:name="P77" style:family="paragraph" style:parent-style-name="Standard" style:list-style-name="L10">
      <style:paragraph-properties fo:text-align="justify" style:justify-single-word="false"/>
      <style:text-properties officeooo:paragraph-rsid="002195d6"/>
    </style:style>
    <style:style style:name="P78" style:family="paragraph" style:parent-style-name="Standard" style:list-style-name="L10">
      <style:paragraph-properties fo:text-align="justify" style:justify-single-word="false"/>
      <style:text-properties officeooo:paragraph-rsid="00230759"/>
    </style:style>
    <style:style style:name="P79" style:family="paragraph" style:parent-style-name="Standard" style:list-style-name="L10">
      <style:paragraph-properties fo:text-align="justify" style:justify-single-word="false"/>
      <style:text-properties officeooo:paragraph-rsid="0024a225"/>
    </style:style>
    <style:style style:name="P80" style:family="paragraph" style:parent-style-name="Standard" style:list-style-name="L10">
      <style:paragraph-properties fo:text-align="justify" style:justify-single-word="false"/>
      <style:text-properties officeooo:paragraph-rsid="00274bba"/>
    </style:style>
    <style:style style:name="P81" style:family="paragraph" style:parent-style-name="Standard" style:list-style-name="L10">
      <style:paragraph-properties fo:text-align="justify" style:justify-single-word="false"/>
      <style:text-properties officeooo:paragraph-rsid="00287196"/>
    </style:style>
    <style:style style:name="P82" style:family="paragraph" style:parent-style-name="Standard" style:list-style-name="L10">
      <style:paragraph-properties fo:text-align="justify" style:justify-single-word="false"/>
      <style:text-properties officeooo:paragraph-rsid="0028c944"/>
    </style:style>
    <style:style style:name="P83" style:family="paragraph" style:parent-style-name="Standard" style:list-style-name="L11">
      <style:paragraph-properties fo:text-align="justify" style:justify-single-word="false"/>
      <style:text-properties officeooo:paragraph-rsid="002b7175"/>
    </style:style>
    <style:style style:name="P84" style:family="paragraph" style:parent-style-name="Standard" style:list-style-name="L12">
      <style:paragraph-properties fo:text-align="justify" style:justify-single-word="false"/>
      <style:text-properties officeooo:paragraph-rsid="002efd77"/>
    </style:style>
    <style:style style:name="P85" style:family="paragraph" style:parent-style-name="Standard" style:list-style-name="L13">
      <style:paragraph-properties fo:text-align="justify" style:justify-single-word="false"/>
      <style:text-properties officeooo:paragraph-rsid="002ff670"/>
    </style:style>
    <style:style style:name="P86" style:family="paragraph" style:parent-style-name="Text_20_body">
      <style:text-properties fo:background-color="#ffff00"/>
    </style:style>
    <style:style style:name="P87" style:family="paragraph" style:parent-style-name="Text_20_body">
      <style:text-properties officeooo:rsid="00916e64" officeooo:paragraph-rsid="00916e64" fo:background-color="#ffff00"/>
    </style:style>
    <style:style style:name="P88" style:family="paragraph" style:parent-style-name="Heading_20_2">
      <style:text-properties officeooo:rsid="001f164e"/>
    </style:style>
    <style:style style:name="P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b9182"/>
    </style:style>
    <style:style style:name="T2" style:family="text">
      <style:text-properties style:font-name="Times New Roman1" fo:language="en" fo:country="US"/>
    </style:style>
    <style:style style:name="T3" style:family="text">
      <style:text-properties style:font-name="Times New Roman1" fo:language="en" fo:country="US" officeooo:rsid="00175e16"/>
    </style:style>
    <style:style style:name="T4" style:family="text">
      <style:text-properties style:font-name="Times New Roman1" fo:language="en" fo:country="US" officeooo:rsid="001b9182"/>
    </style:style>
    <style:style style:name="T5" style:family="text">
      <style:text-properties style:font-name="Times New Roman1" fo:language="en" fo:country="US" officeooo:rsid="00202a9e"/>
    </style:style>
    <style:style style:name="T6" style:family="text">
      <style:text-properties style:font-name="Times New Roman1" fo:language="en" fo:country="US" officeooo:rsid="002077d6"/>
    </style:style>
    <style:style style:name="T7" style:family="text">
      <style:text-properties style:font-name="Times New Roman1" fo:language="en" fo:country="US" officeooo:rsid="002195d6"/>
    </style:style>
    <style:style style:name="T8" style:family="text">
      <style:text-properties style:font-name="Times New Roman1" fo:language="en" fo:country="US" officeooo:rsid="00230759"/>
    </style:style>
    <style:style style:name="T9" style:family="text">
      <style:text-properties style:font-name="Times New Roman1" fo:language="en" fo:country="US" officeooo:rsid="0024a225"/>
    </style:style>
    <style:style style:name="T10" style:family="text">
      <style:text-properties style:font-name="Times New Roman1" fo:language="en" fo:country="US" officeooo:rsid="0025a9af"/>
    </style:style>
    <style:style style:name="T11" style:family="text">
      <style:text-properties style:font-name="Times New Roman1" fo:language="en" fo:country="US" officeooo:rsid="00274bba"/>
    </style:style>
    <style:style style:name="T12" style:family="text">
      <style:text-properties style:font-name="Times New Roman1" fo:language="en" fo:country="US" officeooo:rsid="0028c944"/>
    </style:style>
    <style:style style:name="T13" style:family="text">
      <style:text-properties style:font-name="Times New Roman1" fo:language="en" fo:country="US" officeooo:rsid="002b7175"/>
    </style:style>
    <style:style style:name="T14" style:family="text">
      <style:text-properties style:font-name="Times New Roman1" fo:language="en" fo:country="US" officeooo:rsid="002efd77"/>
    </style:style>
    <style:style style:name="T15" style:family="text">
      <style:text-properties style:font-name="Times New Roman1" fo:language="en" fo:country="US" officeooo:rsid="00333a3c"/>
    </style:style>
    <style:style style:name="T16" style:family="text">
      <style:text-properties style:font-name="Times New Roman1" fo:language="en" fo:country="US" officeooo:rsid="0034fb63"/>
    </style:style>
    <style:style style:name="T17" style:family="text">
      <style:text-properties style:font-name="Times New Roman1" fo:language="en" fo:country="US" officeooo:rsid="00351efa"/>
    </style:style>
    <style:style style:name="T18" style:family="text">
      <style:text-properties style:font-name="Times New Roman1" fo:language="en" fo:country="US" officeooo:rsid="003577ce"/>
    </style:style>
    <style:style style:name="T19" style:family="text">
      <style:text-properties style:font-name="Times New Roman1" fo:language="en" fo:country="US" officeooo:rsid="0035f360"/>
    </style:style>
    <style:style style:name="T20" style:family="text">
      <style:text-properties style:font-name="Times New Roman1" fo:language="en" fo:country="US" officeooo:rsid="00371979"/>
    </style:style>
    <style:style style:name="T21" style:family="text">
      <style:text-properties style:font-name="Times New Roman1" fo:language="en" fo:country="US" officeooo:rsid="00377e9a"/>
    </style:style>
    <style:style style:name="T22" style:family="text">
      <style:text-properties style:font-name="Times New Roman1" fo:language="en" fo:country="US" officeooo:rsid="003a3b1b"/>
    </style:style>
    <style:style style:name="T23" style:family="text">
      <style:text-properties style:font-name="Times New Roman1" fo:language="en" fo:country="US" officeooo:rsid="003a5fc3"/>
    </style:style>
    <style:style style:name="T24" style:family="text">
      <style:text-properties style:font-name="Times New Roman1" fo:language="en" fo:country="US" officeooo:rsid="003a950c"/>
    </style:style>
    <style:style style:name="T25" style:family="text">
      <style:text-properties style:font-name="Times New Roman1" fo:language="en" fo:country="US" officeooo:rsid="003ba1c7"/>
    </style:style>
    <style:style style:name="T26" style:family="text">
      <style:text-properties style:font-name="Times New Roman1" fo:language="en" fo:country="US" officeooo:rsid="003ba694"/>
    </style:style>
    <style:style style:name="T27" style:family="text">
      <style:text-properties style:font-name="Times New Roman1" fo:language="en" fo:country="US" officeooo:rsid="003c7541"/>
    </style:style>
    <style:style style:name="T28" style:family="text">
      <style:text-properties style:font-name="Times New Roman1" fo:language="en" fo:country="US" officeooo:rsid="003e2765"/>
    </style:style>
    <style:style style:name="T29" style:family="text">
      <style:text-properties style:font-name="Times New Roman1" fo:language="en" fo:country="US" officeooo:rsid="003f98dc"/>
    </style:style>
    <style:style style:name="T30" style:family="text">
      <style:text-properties style:font-name="Times New Roman1" fo:language="en" fo:country="US" officeooo:rsid="00404c85"/>
    </style:style>
    <style:style style:name="T31" style:family="text">
      <style:text-properties style:font-name="Times New Roman1" fo:language="en" fo:country="US" officeooo:rsid="0041a57f"/>
    </style:style>
    <style:style style:name="T32" style:family="text">
      <style:text-properties style:font-name="Times New Roman1" fo:language="en" fo:country="US" officeooo:rsid="004e807b"/>
    </style:style>
    <style:style style:name="T33" style:family="text">
      <style:text-properties style:font-name="Times New Roman1" fo:language="en" fo:country="US" officeooo:rsid="004f9032"/>
    </style:style>
    <style:style style:name="T34" style:family="text">
      <style:text-properties officeooo:rsid="001d4a9e"/>
    </style:style>
    <style:style style:name="T35" style:family="text">
      <style:text-properties officeooo:rsid="001f164e"/>
    </style:style>
    <style:style style:name="T36" style:family="text">
      <style:text-properties officeooo:rsid="002ab418"/>
    </style:style>
    <style:style style:name="T37" style:family="text">
      <style:text-properties officeooo:rsid="002d3502"/>
    </style:style>
    <style:style style:name="T38" style:family="text">
      <style:text-properties officeooo:rsid="002efd77"/>
    </style:style>
    <style:style style:name="T39" style:family="text">
      <style:text-properties officeooo:rsid="0045475a"/>
    </style:style>
    <style:style style:name="T40" style:family="text">
      <style:text-properties officeooo:rsid="00461ff2"/>
    </style:style>
    <style:style style:name="T41" style:family="text">
      <style:text-properties officeooo:rsid="0047036e"/>
    </style:style>
    <style:style style:name="T42" style:family="text">
      <style:text-properties officeooo:rsid="00490127"/>
    </style:style>
    <style:style style:name="T43" style:family="text">
      <style:text-properties officeooo:rsid="0049fa32"/>
    </style:style>
    <style:style style:name="T44" style:family="text">
      <style:text-properties officeooo:rsid="004b6748"/>
    </style:style>
    <style:style style:name="T45" style:family="text">
      <style:text-properties officeooo:rsid="004d525d"/>
    </style:style>
    <style:style style:name="T46" style:family="text">
      <style:text-properties fo:background-color="#ffff00" loext:char-shading-value="0"/>
    </style:style>
    <style:style style:name="T47" style:family="text">
      <style:text-properties officeooo:rsid="006e914a" fo:background-color="#ffff00" loext:char-shading-value="0"/>
    </style:style>
    <style:style style:name="T48" style:family="text">
      <style:text-properties officeooo:rsid="00435fa0" fo:background-color="#ffff00" loext:char-shading-value="0"/>
    </style:style>
    <style:style style:name="T49" style:family="text">
      <style:text-properties officeooo:rsid="00453067" fo:background-color="#ffff00" loext:char-shading-value="0"/>
    </style:style>
    <style:style style:name="T50" style:family="text">
      <style:text-properties officeooo:rsid="005bb5f1"/>
    </style:style>
    <style:style style:name="T51" style:family="text">
      <style:text-properties officeooo:rsid="0063af3b"/>
    </style:style>
    <style:style style:name="T52" style:family="text">
      <style:text-properties officeooo:rsid="00655fb6"/>
    </style:style>
    <style:style style:name="T53" style:family="text">
      <style:text-properties officeooo:rsid="00669a82"/>
    </style:style>
    <style:style style:name="T54" style:family="text">
      <style:text-properties officeooo:rsid="0066edd5"/>
    </style:style>
    <style:style style:name="T55" style:family="text">
      <style:text-properties officeooo:rsid="0068a7fd"/>
    </style:style>
    <style:style style:name="T56" style:family="text">
      <style:text-properties officeooo:rsid="006c003b"/>
    </style:style>
    <style:style style:name="T57" style:family="text">
      <style:text-properties officeooo:rsid="006d87f1"/>
    </style:style>
    <style:style style:name="T58" style:family="text">
      <style:text-properties officeooo:rsid="006e914a"/>
    </style:style>
    <style:style style:name="T59" style:family="text">
      <style:text-properties officeooo:rsid="0072447f"/>
    </style:style>
    <style:style style:name="T60" style:family="text">
      <style:text-properties officeooo:rsid="007cff4d"/>
    </style:style>
    <style:style style:name="T61" style:family="text">
      <style:text-properties officeooo:rsid="008175e3"/>
    </style:style>
    <style:style style:name="T62" style:family="text">
      <style:text-properties officeooo:rsid="00840268"/>
    </style:style>
    <style:style style:name="T63" style:family="text">
      <style:text-properties officeooo:rsid="008472a1"/>
    </style:style>
    <style:style style:name="T64"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ay in general that we decided that, with the current paper, we cannot distinguish between saccadic averaging and a strategy/PVL account, and that we therefore decided to put them under one (noemer); i.e. a “global effect within a signle object”, central bias.</text:p>
      <text:p text:style-name="P86"/>
      <text:p text:style-name="P87">Zeggen dat er een probleem was met de eerdere CoG calculatie</text:p>
      <text:p text:style-name="P87">Zeggen dat we daarom Exp 2 vervangen hebben.</text:p>
      <text:p text:style-name="P87">Zeggen dat het nieuwe exp op zich voldoende geweest zou zijn, maar dat we hechten aan converging evidence by replication, in which sense Exp 1 is still informative.</text:p>
      <text:p text:style-name="P86"/>
      <text:h text:style-name="Heading_20_1" text:outline-level="1">Reviewer <text:span text:style-name="T1">1</text:span></text:h>
      <text:p text:style-name="P9">Say that there was a problem with Exp 2</text:p>
      <text:p text:style-name="P1"/>
      <text:p text:style-name="P7"><text:span text:style-name="T46">The authors examined the targeting of saccadic eye movements toward everyday objects to determine how low level (centroid) and </text:span><text:span text:style-name="T48">high-level </text:span><text:span text:style-name="T46">(action related) visual information may play a role in saccadic programming. The main putative finding is that the initial saccade is directed to centroid of the target image, while corrective and long latency saccades are directed to the '</text:span><text:span text:style-name="T49">action-performing</text:span><text:span text:style-name="T46">' side (e.g. the head of a hammer) and not, as might be suggested in previous literature, to the 'handle affordance' side (i.e the handle). The paper is relatively clearly written and aims laid out clearly (though rather basic) but the experiment itself has significant methodological flaws and a major confound that makes evaluation of the findings and suitability of this paper for JOV difficult. The main finding, that secondary saccades are directed to the action performing side is confounded by the fact that the very task authors gave the subjects is expected to produce the outcome. All the objects had 'handles' whose identity has to be determined by looking the action performing side. The authors acknowledge this flaw in their design in the discussion, but acknowledging a flaw does not make it go away. Also, the basic eye movement data is difficult to interpret in terms of absolute landing positions, since no control objects were used, e.g. non recognizable 2d shapes that overall have the same visual characteristics as the real object shapes. Also the distinction in data analysis between 'relative to image center' and 'relative to centroid' is opaque. I feel that what the default landing position on a shape under this task paradigm should have first been established with non­functional shapes of the same basic visual parameters before testing the real objects.</text:span> <text:span text:style-name="T46">Also, the study did not take standard methodological care, e.g. altering start fixation and/ or object location in the horizontal dimension. Was it really necessary to have 2 different experiments, one where the fixation is aligned with centroid and another with image center? The first experiment itself should have accounted for all this by having several different X­locations, and Y locations to discount the effect of image alignment with fixation etc. E.g. this could have been done on a radial arrangement.</text:span></text:p>
      <text:p text:style-name="P10">All in all I find that the lack of methodological rigor in the experiment makes it more a pilot study than an actual experimental study.</text:p>
      <text:p text:style-name="P1"/>
      <text:p text:style-name="P38">Regarding the fact that pp had to look at the action-performing part to perform the task: In the current task, they had to determine whether the stimulus is a real objects or a non-objects. The assumption is that here, there is not more 'diagnostic' power at the action-performing side anymore. We also note that in Experiment 1, we used the same task as Myachykov, even though he did report that the eyes landed at the handle. The task only can therefore not explain the difference in results.</text:p>
      <text:p text:style-name="P1"/>
      <text:p text:style-name="P39">We thank R1 for his idea of using non-recognizable shapes of which the low-level properties are matched as far as possible. This will indeed solve the difficulty of interpreting 'absolute' landing <text:soft-page-break/>positions (although we note that, strictly speaking, they are not absolute but normalized on a number of characteristics that vary between objects, namely their width, center of gravity, and orientation). </text:p>
      <text:p text:style-name="P1"/>
      <text:p text:style-name="P40">About the difference between 'relative to absolute center' and 'relative to cog': We agree with both reviewers that there were difficulties with this part of the manuscript. More precisely, we agree with R1 that the logic behind this difference was difficult to follow. We agree with R2 that (1) the difference between the two was very small, and (2) the results in favour of one or the other reference did not directly follow from our data in a straightfoward way, and (3) it is better to tone down our conclusions in favour of saccadic averaging as compared to a strategical account. </text:p>
      <text:p text:style-name="P41">We like R1's idea of using Ems towards non-objects rather than either the center or the CoG as a reference point. </text:p>
      <text:p text:style-name="P41"/>
      <text:p text:style-name="P42">However, we still do think that not “correcting” for the asymmetry of graspable objects is not “fair”, because in that case any bias towards either side of the object could still be explained by this asymmetry in low-level retinal stimulation. However, we treat this correction more modestly, and now phrase it simply as one of the controls that we added to Experiment 2, together with other low-level properties (by using non-objects of which visual characteristics are matched and running a saliency simulation).</text:p>
      <text:p text:style-name="P43">The result is that we now test the tendency to move the eyes towards the action-performing part of the object against (1) the absolute center of the bitmap, (2) the CoG of the peripheral arrangement, and (3) eye-movements towards matched non-objects. If the action-performing bias is “real”, it should survive all three checks, and it did. In sum, we are very grateful to R1 for this suggestion.</text:p>
      <text:p text:style-name="P44">With regard to the standard methodological care, we agree with R1 that using a radial arrangement is a more sound approach. In Experiment 2, we varied the angle of the object (6 levels). Also, as in Experiment 1, we varied the eccentricity, to avoid saccade amplitudes to become predictable. <text:span text:style-name="T50">Again, we thank R1 for this suggestion.</text:span></text:p>
      <text:p text:style-name="P8"/>
      <text:p text:style-name="P1"/>
      <text:h text:style-name="Heading_20_2" text:outline-level="2">Minor:</text:h>
      <text:list xml:id="list8815899257457828156" text:style-name="L9">
        <text:list-item>
          <text:p text:style-name="P63">I don't understand why two modes of eye position analysis was required as error vs. centroid, and error vs. image center.</text:p>
        </text:list-item>
      </text:list>
      <text:p text:style-name="P28">See above.</text:p>
      <text:list xml:id="list110857142040438" text:continue-numbering="true" text:style-name="L9">
        <text:list-item>
          <text:p text:style-name="P76"><text:span text:style-name="T3">Data presentation in Figure 3 and 6 </text:span><text:span text:style-name="T4">I</text:span><text:span text:style-name="T3"> found to be unusual and confusing. </text:span><text:span text:style-name="T4">I</text:span><text:span text:style-name="T3">sn't everything we need to know on figure 4 and 7 anyway?</text:span></text:p>
        </text:list-item>
      </text:list>
      <text:p text:style-name="P29"/>
      <text:p text:style-name="P45">We do think both types of plots add unique information: <text:span text:style-name="T52">The distribution plots </text:span>help us determine whether average landing positions come from a bimodal or unimodal <text:span text:style-name="T53">distribution, which is crucial for the interpretation</text:span>. This information cannot be seen from the time-course figure. In contrast, the time-course figure allows us to plot landing positions as a function of saccade latency as a continuous variable, and is therefore much more detailed in <text:span text:style-name="T54">with </text:span>respect <text:span text:style-name="T54">to the build-up of effects over time, compared to using </text:span>only 3 bins (as we did in the 'old' <text:span text:style-name="T55">distribution</text:span> plots). </text:p>
      <text:p text:style-name="P46"/>
      <text:p text:style-name="P46"><text:span text:style-name="T55">However, w</text:span>e agree with R1 that there was redundancy in the information between the landing-position distributions and the time-course plots. <text:span text:style-name="T51">We therefore removed the 'time course' element from the distribution plots, by plotting only overall distributions rather than three separate distributions for early, medium and late saccades. We feel these plots are indeed more readible now.</text:span></text:p>
      <text:p text:style-name="P29"/>
      <text:h text:style-name="Heading_20_1" text:outline-level="1"><text:soft-page-break/>Reviewer 2</text:h>
      <text:p text:style-name="P62">First of all, we would like to <text:span text:style-name="T56">sincerely </text:span>thank R2 for <text:span text:style-name="T56">taking the time and effor to read </text:span>our manuscript in such detail, and <text:span text:style-name="T57">to give</text:span> us such excellent feedback. We feel his/her comments did not only improve the current manuscript, but were an enrichment for us on the topic of <text:span text:style-name="T58">eye movements </text:span><text:span text:style-name="T47">towards complex stimuli (objects and scenes)</text:span><text:span text:style-name="T46"> </text:span>in general.</text:p>
      <text:h text:style-name="Heading_20_2" text:outline-level="2">Summary: </text:h>
      <text:p text:style-name="P11">The present study investigated to what extent lo<text:span text:style-name="T39">w-l</text:span>evel versus <text:span text:style-name="T39">high-level </text:span>effects determine where the eyes land on isolated <text:span text:style-name="T40">daily-life </text:span>objects. <text:span text:style-name="T41">Low-level </text:span>effects were operationalized as saccadic averaging towards an object's <text:span text:style-name="T43">center-of-gravity </text:span>(CoG), <text:span text:style-name="T42">high-level</text:span> effects as visuomotor priming by object affordances. </text:p>
      <text:h text:style-name="Heading_20_2" text:outline-level="2"><text:span text:style-name="T34">E</text:span>valuation: </text:h>
      <text:p text:style-name="P11">Investigating object affordances is a timely issue, and the present results make an insightful contribution to the literature. I'm less convinced by the CoG related conclusions, see below. As such, this is a great manuscript: It is carefully written and provides a great level of detail. The writing flows very well, which helps the reader to stay focused despite the length of the manuscript. Comprehension of hypotheses and analyses is greatly helped by informative and nice­looking figures. The experiments have been carefully planned and conducted, including controlling for a number of potentially confounding variables. Data were analyzed to the highest standards, including use of linear mixed effects models. Contrasting initial saccades and refixations in a</text:p>
      <text:p text:style-name="P10"><text:span text:style-name="T44">time-course </text:span>analysis is neat and provides very interesting results. </text:p>
      <text:p text:style-name="P10">I have problems, however, with one specific aspect of the manuscript: throughout the manus it becomes clear that one purpose of the experiments is to contrast two competing hypotheses reg. saccade targeting: (1) a low level mechanism that draws the eyes to the "center of gravity" of the object vs. (2) a "<text:span text:style-name="T45">high-level</text:span>" mechanism that has viewers target the center of the object as an optimal viewing position (PVL hypothesis). I should say that I have been publishing papers supporting the latter notion, and my own thinking may be a bit biased here. As a reviewer, I'm of course happy to accept conclusions in favor of CoG if they are based on precise predictions and clear results. In my view, this isn't necessarily the case here, and this needs to be addressed in a revision. </text:p>
      <text:p text:style-name="P1"/>
      <text:p text:style-name="P14">We agree with this general point of R2. In combination with R1's feedback about the same issue, this made us decide to deal with this issue in the following way: ….</text:p>
      <text:h text:style-name="P88" text:outline-level="2">Major comments:</text:h>
      <text:h text:style-name="Heading_20_3" text:outline-level="3"><text:span text:style-name="T35">Major comment 1: D</text:span><text:span text:style-name="T5">istinction between center of objects vs. CoG hypotheses is weak (p. 10) whereas conclusions (p. 22) are overly strong</text:span></text:h>
      <text:list xml:id="list4385187172781730722" text:style-name="L10">
        <text:list-item>
          <text:p text:style-name="P77"><text:span text:style-name="T6">A</text:span><text:span text:style-name="T3">d hypotheses, p. 10: The PVL account is dismissed as "lacking specificity" and the text continues "We therefore frame our results in terms of the CoG hypothesis, while acknowledging that different interpretations are possible." Surprisingly then, the Results are set up as a comparison between CoG and object center, and the General Discussion states firmly "Here, we show for the first item that presenting participants with photographs of </text:span><text:span text:style-name="T15">daily-life </text:span><text:span text:style-name="T3">objects also yield a global effect." etc. </text:span></text:p>
        </text:list-item>
      </text:list>
      <text:p text:style-name="P58"/>
      <text:p text:style-name="P47">TODO. However, <text:span text:style-name="T59">e</text:span>ven though we agree that the current paper does not enable us to distinguish between the two accounts, we still think “controlling” for the COG is necessary <text:span text:style-name="T59">when using action-related objects, which are asymmetric in a systematic way (i.e. almost always more visual information on the action-performing side). This is why we still....</text:span></text:p>
      <text:p text:style-name="P32"><text:soft-page-break/></text:p>
      <text:list xml:id="list110857569522730" text:continue-numbering="true" text:style-name="L10">
        <text:list-item>
          <text:p text:style-name="P78"><text:span text:style-name="T7">A</text:span><text:span text:style-name="T3">d "lacking specificity of PVL": This is true to a certain extent. Though one could derive the prediction that object center should be the intended target for both "symmetric" and "asymmetric" objects while pointing out that most objects in real life are probably "symmetric".</text:span></text:p>
        </text:list-item>
      </text:list>
      <text:p text:style-name="P33"/>
      <text:p text:style-name="P48">See above, I think tools tend to be asymmetric on the action-performing side, which is why, at least in the current paper, this argument may not hold. </text:p>
      <text:p text:style-name="P64"/>
      <text:list xml:id="list110857102795808" text:continue-numbering="true" text:style-name="L10">
        <text:list-item>
          <text:p text:style-name="P79"><text:span text:style-name="T8">S</text:span><text:span text:style-name="T3">ee also "PVL paper" by Pajak &amp; Nuthmann (2013), p. 17/18: "Overall, the data support the assumption that the geometric center of an object affords optimal visual processing. This is not to discount the possibility that </text:span><text:span text:style-name="T16">within-object</text:span><text:span text:style-name="T3"> landing positions are affected by </text:span><text:span text:style-name="T17">higher-level</text:span><text:span text:style-name="T3"> variables such as the informativeness of regions within objects or object affordances."</text:span></text:p>
        </text:list-item>
      </text:list>
      <text:p text:style-name="P49"><text:span text:style-name="T3">T</text:span><text:span text:style-name="T2">ODO</text:span></text:p>
      <text:list xml:id="list110857741839492" text:continue-numbering="true" text:style-name="L10">
        <text:list-header>
          <text:p text:style-name="P79"/>
        </text:list-header>
        <text:list-item>
          <text:p text:style-name="P65">p. 22 (Discussion Exp. 1) "The eyes landed somewhere in between (the object's absolute center and the CoG)"</text:p>
          <text:list>
            <text:list-item>
              <text:p text:style-name="P65">I don't think this is shown by any of the analyses, but is a post hoc statement. In particular, we don't have precise information about how much object center (OC) and CoG differ from one another for the "asymmetric" objects (see also II. below). Please clarify.</text:p>
            </text:list-item>
          </text:list>
        </text:list-item>
      </text:list>
      <text:p text:style-name="P2"/>
      <text:p text:style-name="P15">We agree that the results were not convincing. (+ error in calculation!!) We did clarify the difference between CoG and absolute center. Given the change of angle in our the PVL vs sacc-avg distinction, this now functions more for completeness than as a crucial point for the analyses.</text:p>
      <text:p text:style-name="P2"/>
      <text:list xml:id="list110857630823311" text:continue-numbering="true" text:style-name="L10">
        <text:list-item>
          <text:p text:style-name="P79"><text:span text:style-name="T9">p</text:span><text:span text:style-name="T3">. 22 (Discussion Exp. 1) "The fact that the direction of gaze reversed depending on the reference point argues against a </text:span><text:span text:style-name="T18">high-</text:span><text:span text:style-name="T19">l</text:span><text:span text:style-name="T18">evel</text:span><text:span text:style-name="T3">, </text:span><text:span text:style-name="T18">object-based </text:span><text:span text:style-name="T3">effect." </text:span></text:p>
          <text:list>
            <text:list-item>
              <text:p text:style-name="P66">First of all, the authors are overstating their case because only the very short latencies show a bias toward the handle side when CoG is taken as reference. More importantly, I don't understand this argument; the same is true for the next 3 sentences. Please elaborate.</text:p>
            </text:list-item>
          </text:list>
        </text:list-item>
      </text:list>
      <text:p text:style-name="P16"/>
      <text:p text:style-name="P16">We agree that … In combination with the fact that we optimized our CoG (&gt;&gt;&gt;) for the revision, we did not feel comfortable about this statement anymore and removed it. </text:p>
      <text:p text:style-name="P3"/>
      <text:p text:style-name="P3"/>
      <text:list xml:id="list110856650615614" text:continue-numbering="true" text:style-name="L10">
        <text:list-item>
          <text:list>
            <text:list-item>
              <text:p text:style-name="P80"><text:span text:style-name="T3">"</text:span><text:span text:style-name="T10">W</text:span><text:span text:style-name="T3">hen saccade latency was low, the eyes were drawn towards the CoG" contradicts Figure 3, which shows that the very quick saccades hit object center.</text:span></text:p>
            </text:list-item>
          </text:list>
        </text:list-item>
      </text:list>
      <text:p text:style-name="P34"/>
      <text:p text:style-name="P50">TODO</text:p>
      <text:p text:style-name="P68"/>
      <text:list xml:id="list110857653779667" text:continue-numbering="true" text:style-name="L10">
        <text:list-item>
          <text:p text:style-name="P80"><text:span text:style-name="T3">p. 25: For Exp. 2, the </text:span><text:span text:style-name="T20">landing-position </text:span><text:span text:style-name="T3">data relative to object center are missing; why do we not need them?</text:span></text:p>
        </text:list-item>
      </text:list>
      <text:p text:style-name="P34"/>
      <text:p text:style-name="P51">Our idea was that it did not seem sound to re-correct for the CoG after having aligned the objects on the objects' CoG. For the current manuscript, we decided to not do the reverse for experiment 1 either. As a consequence, landing positions are only analyzed relative to their point of alignment (Exp 1: absolute center, Exp 2: CoG). Given that we do not want to decide in favour of one of them (and link this to sacc avg vs strategy conclusions), this seems better (because two lines will give the impression that we're comparing after all.)</text:p>
      <text:p text:style-name="P51"/>
      <text:list xml:id="list110856513828304" text:continue-numbering="true" text:style-name="L10">
        <text:list-item>
          <text:p text:style-name="P81"><text:span text:style-name="T11">A</text:span><text:span text:style-name="T3">d logic and interpretation: In relation to that, the logic underlying Experiments 1 and 2 should be laid out early in the manuscript. This is my post hoc reconstruction: In Exp. 1 it is the object's center that is aligned with the vertical meridian, in Exp. 2 it the object's CoG. The theoretical </text:span><text:soft-page-break/><text:span text:style-name="T3">argument is based on the horizontal landing position (lp) of the initial saccade. In Exp. 1 mean lp is somewhat away from object center, but in Exp. 2 mean lp is at CoG. From these subtle results the mechanism underlying saccade targeting is inferred: the eyes are pulled toward the object's CoG and do not target the center of the object in a </text:span><text:span text:style-name="T21">top-down </text:span><text:span text:style-name="T3">manner. I find these conclusions very strong and, most of all, my understanding of the data tells a more nuanced story: In Exp. 1, according to Fig. 3 the very quick saccades at least hit indeed object center, but yes overall lp deviates from zero (=OC). In Exp.2., the mean lp is negative, and this is actually marginally significant from zero (=CoG) in a study with 18 subjects only [t = b/ SE, using values from p. 25 t = -0.005/ 0.003 = -1.67| &gt; 1.64].</text:span></text:p>
        </text:list-item>
      </text:list>
      <text:p text:style-name="P35"/>
      <text:p text:style-name="P59">We thank R2 for looking so carefully at our results...</text:p>
      <text:p text:style-name="P69"/>
      <text:list xml:id="list110856535945284" text:continue-numbering="true" text:style-name="L10">
        <text:list-item>
          <text:p text:style-name="P67">In sum, the logic and data are rather weak with reg. to CoG vs. OC. I suggest clarifying the logic and tone down the conclusions.</text:p>
        </text:list-item>
        <text:list-item>
          <text:p text:style-name="P67">This could be an interesting control: Where do initial saccades land relative to object center for the small subset of "symmetric" objects that were used as fillers? (assuming that OC and CoG are identical for these objects)</text:p>
        </text:list-item>
      </text:list>
      <text:p text:style-name="P4"/>
      <text:p text:style-name="P17">TODO?</text:p>
      <text:p text:style-name="P17">The fillers were not included for this purpose and we therefore do not have enough observations to do this...? However, we do agree that such a comparison is informative for both the early and th late saccades. In the newly conducted experiment, we used the non-objects suggested by R1 serve this purpose.</text:p>
      <text:p text:style-name="P12"/>
      <text:list xml:id="list110856429211323" text:continue-numbering="true" text:style-name="L10">
        <text:list-item>
          <text:p text:style-name="P82"><text:span text:style-name="T12">C</text:span><text:span text:style-name="T3">omment (doesn't need to be addressed in manus): in the real world, we typically don't process objects in isolation. From that point of view, </text:span><text:span text:style-name="T22">center-of-gravit</text:span><text:span text:style-name="T23">y</text:span><text:span text:style-name="T22"> </text:span><text:span text:style-name="T3">saccade averaging *within* objects is less interesting. The more pressing question is whether CoG averaging takes place with regard to groups of objects in the scene (see Pajak &amp; Nuthmann, 2013, for some speculations).</text:span></text:p>
        </text:list-item>
      </text:list>
      <text:p text:style-name="P36"/>
      <text:p text:style-name="P52"><text:span text:style-name="T3">T</text:span><text:span text:style-name="T2">hank you...</text:span></text:p>
      <text:p text:style-name="P1"/>
      <text:h text:style-name="Heading_20_3" text:outline-level="3">Major comment 2: <text:span text:style-name="T36">R</text:span><text:span text:style-name="T3">elated: conceptualization and calculation of CoG</text:span></text:h>
      <text:p text:style-name="P1">While the manuscript is, in many aspects, very detailed, computation of the CoG (briefly summarized in an Appendix) lacks motivation and detail. Please provide these.</text:p>
      <text:list xml:id="list8206397082117509258" text:style-name="L11">
        <text:list-item>
          <text:p text:style-name="P70">Q: Conceptually, how is "CoG" defined for the objects?</text:p>
        </text:list-item>
      </text:list>
      <text:p text:style-name="P5"/>
      <text:p text:style-name="P18">TODO: local contrast, <text:span text:style-name="T60">mini saliency map</text:span></text:p>
      <text:p text:style-name="P5"/>
      <text:list xml:id="list110857552623428" text:continue-numbering="true" text:style-name="L11">
        <text:list-item>
          <text:p text:style-name="P70">Q: Technically, explain the Sobel operator in one or two sentences. Explain what "weighted average contrast" refers to. How exactly do we get from there to the CoG? This would be worthwhile to visualize as well.</text:p>
        </text:list-item>
      </text:list>
      <text:p text:style-name="P5"/>
      <text:p text:style-name="P19">TODO</text:p>
      <text:p text:style-name="P5"/>
      <text:list xml:id="list110857886039767" text:continue-numbering="true" text:style-name="L11">
        <text:list-item>
          <text:p text:style-name="P70">Q: How does the method applied here compare to methods used in other papers (in particular the ones cited on p. 8, bottom)?</text:p>
        </text:list-item>
      </text:list>
      <text:p text:style-name="P5"/>
      <text:p text:style-name="P20">TODO</text:p>
      <text:p text:style-name="P5"/>
      <text:list xml:id="list110858120124788" text:continue-numbering="true" text:style-name="L11">
        <text:list-item>
          <text:p text:style-name="P83"><text:span text:style-name="T3">Q: on p. 16 (line 300) it says that "on average, the CoG of our stimuli was shifted (by about </text:span><text:soft-page-break/><text:span text:style-name="T3">1.25% of the object's width) towards the </text:span><text:span text:style-name="T24">action-performing </text:span><text:span text:style-name="T3">side". What is the reference point here - the center of the object image? That would imply that CoG and center of object only differed by, on average, 0.065 deg (assuming an average object width of 5deg, p. 12), which would be very small and below the accuracy of the eye tracker. Please clarify.</text:span></text:p>
        </text:list-item>
      </text:list>
      <text:p text:style-name="P60"/>
      <text:p text:style-name="P53">TODO</text:p>
      <text:p text:style-name="P75"/>
      <text:list xml:id="list110857320106395" text:continue-numbering="true" text:style-name="L11">
        <text:list-item>
          <text:p text:style-name="P70">Q: in Figures 1, 2, 5: does CoG in the respective figure represent the true CoG of the respective object? Since the stimulus set only comprised 14 "asymmetric/handled" objects, one possibility is to present miniature versions of them in an Appendix or Supplement (no charges), including a marker of both object center and the computed CoG.</text:p>
        </text:list-item>
      </text:list>
      <text:p text:style-name="P5"/>
      <text:p text:style-name="P21">TODO!</text:p>
      <text:p text:style-name="P21">No, for the sake of visibility the CoG is overestimated in the Figures. To avoid confusing, we state this in the caption.</text:p>
      <text:p text:style-name="P21"/>
      <text:list xml:id="list110857072313782" text:continue-numbering="true" text:style-name="L11">
        <text:list-item>
          <text:p text:style-name="P70">Q: CoG surely must have a vertical component as well? </text:p>
        </text:list-item>
        <text:list-item>
          <text:p text:style-name="P83"><text:span text:style-name="T13">R</text:span><text:span text:style-name="T3">estricting analyses to horizontal lp only is sufficient for testing affordance hypotheses, but inferences with regard to CoG vs. OC targeting require </text:span><text:span text:style-name="T25">two-dimensional</text:span><text:span text:style-name="T3"> analyses of landing positions as objects are </text:span><text:span text:style-name="T26">two-dimensional</text:span><text:span text:style-name="T3"> entities. </text:span></text:p>
        </text:list-item>
      </text:list>
      <text:p text:style-name="P1"/>
      <text:p text:style-name="P22">TODO<office:annotation office:name="__Fieldmark__11792_720637331"><dc:creator>Lotje van der Linden</dc:creator><dc:date>2014-12-07T21:18:26</dc:date><text:list text:style-name=""><text:list-item><text:p text:style-name="P89"><text:span text:style-name="T64">Ergens anders introduceren, en dan met nummers zeggen welk argument op welke comment slaat </text:span></text:p></text:list-item><text:list-item><text:p text:style-name="P89"><text:span text:style-name="T64"/></text:p></text:list-item><text:list-item><text:p text:style-name="P89"><text:span text:style-name="T64">E.g.: intrinsically asymmetric, komt een aantal keer terug.</text:span></text:p></text:list-item><text:list-item><text:p text:style-name="P89"><text:span text:style-name="T64"/></text:p></text:list-item><text:list-item><text:p text:style-name="P89"><text:span text:style-name="T64">Net als: x vs y cog</text:span></text:p></text:list-item><text:list-item><text:p text:style-name="P89"><text:span text:style-name="T64"/></text:p></text:list-item><text:list-item><text:p text:style-name="P89"><text:span text:style-name="T64"/></text:p></text:list-item><text:list-item><text:p text:style-name="P89"><text:span text:style-name="T64">En orientatie → refer to this when discussing the grid.</text:span></text:p></text:list-item></text:list></office:annotation>. One of the ideas behind this study was to investigate if, and, if so, to what extent, previously reported object affordance effects (in eye movements, SRC effects, attentional capture) could be explained by low-level properties. Typically, studies on affordance effects do not take these properties into account in the same way as vision researchers do. Reversely, vision researchers do not investigate affordance effects. Our study is an attempt to combine the two, and to see how robust affordance effects are. Therefore, we wanted to use the same stimuli as affordance researchers. An intrinsic property of tools is that they are long and <text:span text:style-name="T61">narrow. Their spread on the x-axis is therefore much lager than their spread on the y-axis. In addition, in affordance studies, objects are typically presented in a more-or-less canonical orientation (e.g. horizontally, or slightly tilted, but not vertically). We therefore preserved these habits.</text:span></text:p>
      <text:p text:style-name="P10"/>
      <text:p text:style-name="P23">But indeed, if, in a future study, the purpose would be to investigate LPs towards real-life objects in general (not only action-related), we would definitely use another approach, <text:span text:style-name="T63">by either manipulating the angle of the object relative to the fixation position in a way that enables investigating LPs on different axes</text:span> (cite <text:span text:style-name="T62">Foulsham!!) or by taking the launch position into account (Henderson, Nuthmann)</text:span></text:p>
      <text:p text:style-name="P30"/>
      <text:h text:style-name="Heading_20_3" text:outline-level="3"><text:span text:style-name="T37">M</text:span>inor comments:</text:h>
      <text:list xml:id="list513872557570308942" text:style-name="L12">
        <text:list-item>
          <text:p text:style-name="P84"><text:span text:style-name="T14">A</text:span><text:span text:style-name="T3">dditional literature: sure this paper is about isolated object, but recent research has investigated lp within objects in embedded in naturalistic scenes in considerable detail. This is mentioned here with a few words only "and even by studies using complex natural scenes with objects embedded in them (FK2013; NH2010)." (p. 9)</text:span></text:p>
        </text:list-item>
        <text:list-item>
          <text:p text:style-name="P84"><text:span text:style-name="T3">Given that the manuscript addresses object targeting, and given the relevance of the PVL hypothesis, the results from </text:span><text:span text:style-name="T27">object-in-scene</text:span><text:span text:style-name="T3"> studies deserve more detailed mention. E.g., influence of object size and launch site distance (Pajak &amp; Nuthmann, 2013), object type (Yun et al., FrontPsy, 2013), direction of the incoming saccade (Nuthmann &amp; Henderson, 2010), and investigation of refixation behavior (Pajak &amp; Nuthmann, 2013). In order to save space, the bits on the PVL in reading can be shortened.</text:span></text:p>
        </text:list-item>
      </text:list>
      <text:p text:style-name="P54"/>
      <text:p text:style-name="P54">We agree and now elaborate on them.</text:p>
      <text:p text:style-name="P55"><text:soft-page-break/>Shorten reading??</text:p>
      <text:p text:style-name="P37"/>
      <text:list xml:id="list110857653102678" text:continue-numbering="true" text:style-name="L12">
        <text:list-item>
          <text:p text:style-name="P71">p. 9: specify what "symmetric object" means in the present context</text:p>
        </text:list-item>
        <text:list-item>
          <text:p text:style-name="P71">p. 12: information about the eye tracker's accuracy should be provided</text:p>
        </text:list-item>
        <text:list-item>
          <text:p text:style-name="P71">p. 12: the Brodeur objects at least have white borders of varying sizes, were they cut off?</text:p>
        </text:list-item>
      </text:list>
      <text:p text:style-name="P13"/>
      <text:p text:style-name="P24">Yes, by using a bounding box around the “raw” stimuli. To avoid confusion, we make this explicit in the text.</text:p>
      <text:p text:style-name="P6"/>
      <text:p text:style-name="P6"/>
      <text:list xml:id="list110857386703338" text:continue-numbering="true" text:style-name="L12">
        <text:list-item>
          <text:p text:style-name="P84"><text:span text:style-name="T3">p. 13 "This enabled to control for any potential overall bias towards one side of the screen"-</text:span><text:span text:style-name="T32">&gt;</text:span><text:span text:style-name="T3"> there is indeed a bias for the first saccade to go more often to the left than to the right side of the image (see Nuthmann &amp; Matthias, 2014), though this is only found in </text:span><text:span text:style-name="T28">right-handers</text:span><text:span text:style-name="T3"> (Ossandon et al., 2014)</text:span></text:p>
        </text:list-item>
      </text:list>
      <text:p text:style-name="P37"/>
      <text:p text:style-name="P56">We thank R2 for providing us with these references. </text:p>
      <text:p text:style-name="P37"/>
      <text:list xml:id="list110857083326450" text:continue-numbering="true" text:style-name="L12">
        <text:list-item>
          <text:p text:style-name="P84"><text:span text:style-name="T3">p. </text:span><text:span text:style-name="T33">16-17</text:span><text:span text:style-name="T3">: What is the </text:span><text:span text:style-name="T29">random-effects </text:span><text:span text:style-name="T3">structure of the linear mixed models? Were random slopes for subjects and items for "saccade latency" (the only significant fixed effect) included? Models with </text:span><text:span text:style-name="T30">by-intercept</text:span><text:span text:style-name="T3"> random effects only aren't any good (Barr et al., 2013).</text:span></text:p>
        </text:list-item>
      </text:list>
      <text:p text:style-name="P61"/>
      <text:p text:style-name="P57"><text:span text:style-name="T3">A</text:span><text:span text:style-name="T2">gain, we thank R2 for point our attention towards this interesting paper. In line with the guidelines provided by Barr et al. (2013), we now ….</text:span></text:p>
      <text:p text:style-name="P57"/>
      <text:p text:style-name="P61"/>
      <text:list xml:id="list110856467401831" text:continue-numbering="true" text:style-name="L12">
        <text:list-item>
          <text:p text:style-name="P71">p. 17 states that the effect of "object orientation" (relative to handled side of the object) wasn't included as fixed effect in the lme. If I understand correctly, it is represented by the intercept in the model. If so, it/the intercept should be included in Tables 1 and 2, incl. t values and p values (which are currently missing in the text). Given the normalized landing positions, a significant intercept indicates a significant deviation of landing position from the respective point of reference (object center or CoG).</text:p>
        </text:list-item>
      </text:list>
      <text:p text:style-name="P31"/>
      <text:p text:style-name="P25">TODO</text:p>
      <text:p text:style-name="P6"/>
      <text:p text:style-name="P6"/>
      <text:list xml:id="list110857473291609" text:continue-numbering="true" text:style-name="L12">
        <text:list-item>
          <text:p text:style-name="P71">p. 22, line 397: the reference to Pajak &amp; Nuthmann (2013) regarding task effects seems out of place; rather, this paper should be cited because of its findings on refixation saccades for objects in scenes, see above</text:p>
        </text:list-item>
      </text:list>
      <text:p text:style-name="P6"/>
      <text:p text:style-name="P25">TODO</text:p>
      <text:p text:style-name="P6"/>
      <text:list xml:id="list110857503958946" text:continue-numbering="true" text:style-name="L12">
        <text:list-item>
          <text:p text:style-name="P84"><text:span text:style-name="T3">p. 29, line 510 and other places: is targeting object center really a "</text:span><text:span text:style-name="T31">top-down</text:span><text:span text:style-name="T3"> strategy", especially when the task is as simple as moving the eyes up or down to an isolated object?</text:span></text:p>
        </text:list-item>
      </text:list>
      <text:p text:style-name="P1"/>
      <text:p text:style-name="P26">In Experiment 2, the target could appear at 6 different angles. But, even if the target does not only appear right above or below fixation, we still agree that calling the PVL top-down or high-level is not correct. It seems better to still call this a basic visuomotor strategy rather than a high-level effect. We agree and changed this.</text:p>
      <text:p text:style-name="P1"/>
      <text:h text:style-name="Heading_20_3" text:outline-level="3"><text:span text:style-name="T38">E</text:span>ditorial and language:</text:h>
      <text:list xml:id="list2102214675227266490" text:style-name="L13">
        <text:list-item>
          <text:p text:style-name="P72">I suggest turning Appendix 3 into Supplemental Material (or drop it altogether).</text:p>
        </text:list-item>
        <text:list-item>
          <text:p text:style-name="P72"><text:soft-page-break/>p. 24, line 424: replace "Figure 3c" by "Figure 2c"</text:p>
        </text:list-item>
        <text:list-item>
          <text:p text:style-name="P72">There is no asterisk in Table 2.</text:p>
        </text:list-item>
        <text:list-item>
          <text:p text:style-name="P85"><text:span text:style-name="T14">R</text:span><text:span text:style-name="T3">eference list: </text:span></text:p>
          <text:list>
            <text:list-item>
              <text:p text:style-name="P73">Gibson (1979) is cited in text (p. 9) but does not appear in the list</text:p>
            </text:list-item>
            <text:list-item>
              <text:p text:style-name="P73">lme4 package is cited as Bates et al. (2014), which implies version 1.1+, but reference list cites some old version</text:p>
            </text:list-item>
          </text:list>
        </text:list-item>
        <text:list-item>
          <text:p text:style-name="P73">Figure A2: fix legend, there are no "simulated landing positions" in the figure</text:p>
        </text:list-item>
        <text:list-item>
          <text:p text:style-name="P74">For the revision, I was wondering whether the authors can upload a document that allows reviewers to copy from it (this wasn't possible with the present document; I had to type in notes and quotes) and please highlight any changes.</text:p>
        </text:list-item>
        <text:list-item>
          <text:p text:style-name="P74">p. 13: replace "sanity check" with something more scientific</text:p>
        </text:list-item>
        <text:list-item>
          <text:p text:style-name="P74">p. 37: fix "Psyhopy"</text:p>
        </text:list-item>
      </text:list>
      <text:p text:style-name="P27">We thank Reviewer 2 for spotting these … We corrected them.</text:p>
      <text:p text:style-name="P27">With regard to the simulated landing positions: Because the model only made one initial fixation and one refixation, the landing positions are not binned. Instead, they were shown as a horizontal dotted line. We tried to make this more clear in the new Figure.</text:p>
      <text:p text:style-name="P27">With regard to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Times New Roman"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Times New Roman" fo:font-family="'Times New Roman'" style:font-style-name="Bold" style:font-family-generic="roman" style:font-pitch="variable" fo:font-size="13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Times New Roman" fo:font-family="'Times New Roman'" style:font-style-name="Bold" style:font-family-generic="roman" style:font-pitch="variable" fo:font-size="12pt" fo:font-style="italic" fo:font-weight="normal" style:font-size-asian="14pt" style:font-weight-asian="bold" style:font-size-complex="14pt"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4-09-25T12:09:04.605475968</meta:creation-date>
    <meta:generator>LibreOffice/4.2.7.2$Linux_X86_64 LibreOffice_project/420m0$Build-2</meta:generator>
    <dc:date>2014-12-08T11:08:55.977127858</dc:date>
    <dc:creator>Lotje van der Linden</dc:creator>
    <meta:editing-duration>P1DT30M41S</meta:editing-duration>
    <meta:editing-cycles>121</meta:editing-cycles>
    <meta:document-statistic meta:table-count="0" meta:image-count="0" meta:object-count="0" meta:page-count="8" meta:paragraph-count="107" meta:word-count="3894" meta:character-count="23255" meta:non-whitespace-character-count="19493"/>
  </office:meta>
</office:document-meta>
</file>